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E.completed( FaultData faultData , Set &lt; CompensationHandler &gt; compens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QUENC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QUEN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QUENCE.SEQUENCE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deadPathRemaining( List &lt; OActivity &gt; remain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E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CTIVE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TIVE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TIVE.ACTIVE( ScopeFrame scopeFrame , ActivityInfo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QUENCE.SEQUENCE( ActivityInfo self , ScopeFrame scopeFrame , LinkFrame linkFrame , List &lt; OActivity &gt; remaining , Set &lt; CompensationHandler &gt; compens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